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-asian="Noto Sans CJK SC" style:language-asian="zh" style:country-asian="CN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font-name="Liberation Sans"/>
    </style:style>
    <style:style style:name="T2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-asian="Noto Sans CJK SC" style:language-asian="zh" style:country-asian="CN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fo:font-weight="bold" style:font-weight-asian="bold" style:font-weight-complex="bold"/>
    </style:style>
    <style:style style:name="T3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-asian="Noto Sans CJK SC" style:language-asian="zh" style:country-asian="CN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fo:font-weight="normal" style:font-weight-asian="normal" style:font-weight-complex="normal"/>
    </style:style>
    <style:style style:name="T4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/>
    </style:style>
    <style:style style:name="T5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bold" style:font-weight-asian="bold" style:font-weight-complex="bold"/>
    </style:style>
    <style:style style:name="T6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normal" style:font-weight-asian="normal" style:font-weight-complex="normal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28"/>
        <table:table-column table:style-name="co4" table:default-cell-style-name="ce58"/>
        <table:table-column table:style-name="co5" table:default-cell-style-name="ce14"/>
        <table:table-column table:style-name="co6" table:default-cell-style-name="ce28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signar Fecha y Hora de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, se hayan realizado menos de 3 audiencias o se haya suspendido una audiencia y no exista un Dictamen emitido. El Conciliador debe dirigirse a 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guarda la fecha y hora en la que audiencia debe iniciar, se notificará a los Usuarios Conflictuados de la Fecha y Hora en la que se dará la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9"/>
          <table:covered-table-cell table:style-name="ce58"/>
          <table:covered-table-cell/>
          <table:covered-table-cell table:number-columns-repeated="2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fije una Fecha y Hora para el inicio de una Audiencia</text:p>
          </table:table-cell>
          <table:covered-table-cell table:style-name="ce19"/>
          <table:covered-table-cell table:style-name="ce58"/>
          <table:covered-table-cell/>
          <table:covered-table-cell table:number-columns-repeated="2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9"/>
          <table:covered-table-cell table:style-name="ce58"/>
          <table:covered-table-cell/>
          <table:covered-table-cell table:number-columns-repeated="2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El Conciliador seleccionará el caso con estado </text:span><text:span text:style-name="T2">Activo </text:span><text:span text:style-name="T3">y escogerá “Abrir Caso”, dentro de la pestaña escogerá la opción “Asignar Fecha y Hora de la siguiente Audiencia”. En la sección desplegada, ingresará la fecha de la cita en el calendario que se muestra, y finalmente la hora en formato de 24 horas para el inicio de la Audiencia. Verificados los datos ingresados el Conciliador da al botón “Asignar Cita” y el sistema muestra un mensaje de éxito informando de la fijación de la fecha y hora, y la notificación a las partes sobre la cita ingresada</text:span></text:p>
          </table:table-cell>
          <table:covered-table-cell table:number-columns-repeated="2" table:style-name="ce58"/>
          <table:covered-table-cell/>
          <table:covered-table-cell table:number-columns-repeated="2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8"/>
          <table:covered-table-cell/>
          <table:covered-table-cell table:number-columns-repeated="2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<text:span text:style-name="T4">El Conciliador posa el mouse sobre el Asunto del caso y estado </text:span><text:span text:style-name="T5">Activo </text:span><text:span text:style-name="T6">que desea abrir</text:span></text:p>
          </table:table-cell>
          <table:covered-table-cell/>
          <table:covered-table-cell table:style-name="ce27"/>
          <table:covered-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Conciliador pulsa el botón “Abrir Caso”</text:p>
          </table:table-cell>
          <table:covered-table-cell/>
          <table:covered-table-cell table:style-name="ce30"/>
          <table:covered-table-cell/>
          <table:covered-table-cell table:style-name="ce5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l Conciliador escoge la opción “Asignar Fecha y Hora de la siguiente Audiencia”</text:p>
          </table:table-cell>
          <table:covered-table-cell/>
          <table:covered-table-cell table:style-name="ce27"/>
          <table:covered-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El Conciliador pulsa el botón “Fecha”</text:p>
          </table:table-cell>
          <table:covered-table-cell/>
          <table:covered-table-cell table:style-name="ce27"/>
          <table:covered-table-cell table:number-columns-repeated="2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7" office:value-type="string" calcext:value-type="string" table:number-columns-spanned="5" table:number-rows-spanned="1">
            <text:p>El Conciliador escoge un fecha del calendario</text:p>
          </table:table-cell>
          <table:covered-table-cell table:style-name="ce29"/>
          <table:covered-table-cell table:style-name="ce27"/>
          <table:covered-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Conciliador ingresa una hora en formato de 24 horas</text:p>
          </table:table-cell>
          <table:covered-table-cell/>
          <table:covered-table-cell table:style-name="ce27"/>
          <table:covered-table-cell table:style-name="ce35"/>
          <table:covered-table-cell table:style-name="ce2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Conciliador verifica los datos y pulsa “Asignar Cita”</text:p>
          </table:table-cell>
          <table:covered-table-cell/>
          <table:covered-table-cell table:style-name="ce45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Conciliador pulsa al botón “Confirmar”</text:p>
          </table:table-cell>
          <table:covered-table-cell/>
          <table:covered-table-cell table:style-name="ce45"/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8"/>
          <table:covered-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El sistema muestra un mensaje en la sección desplegable informando al Conciliador que ya no es posible asignar una Fecha y Hora de Audiencia debido a que el número de Audiencias máximo se ha agotado o ya se ha emitido un Dictamen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sistema muestra un mensaje debido a que la fecha máxima para la asignación de la cita para la siguiente Audiencia se ha excedido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El sistema muestra un mensaje de advertencia debido a que algún campo se encuentra vacío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contiene caracteres no numéricos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office:value-type="string" calcext:value-type="string">
            <text:p>7c</text:p>
          </table:table-cell>
          <table:table-cell office:value-type="string" calcext:value-type="string" table:number-columns-spanned="5" table:number-rows-spanned="1">
            <text:p>El sistema muestra un mensaje de advertencia debido a que la hora ingresada no esta dentro del rango de un horario laborable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<text:span text:style-name="T7">El Conciliador ha pulsado a “Cancelar” y el sistema cierra la ventana emergente pero no realiza ningún cambio a los </text:span><text:span text:style-name="T8">campos llenados por el Conciliador</text:span></text:p>
          </table:table-cell>
          <table:covered-table-cell/>
          <table:covered-table-cell table:style-name="ce28"/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26:17.781966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2:27:54.060690894</dc:date>
    <meta:editing-duration>PT3H18M31S</meta:editing-duration>
    <meta:editing-cycles>44</meta:editing-cycles>
    <meta:generator>LibreOffice/6.2.7.1$Linux_X86_64 LibreOffice_project/20$Build-1</meta:generator>
    <meta:document-statistic meta:table-count="1" meta:cell-count="50" meta:object-count="0"/>
  </office:meta>
</office:document-meta>
</file>